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F2000001330839BBA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ynamische Modelle</text:h>
      <text:h text:style-name="Heading_20_2" text:outline-level="2">Mashup ausführen</text:h>
      <text:p text:style-name="Text_20_body"><draw:frame draw:style-name="fr1" draw:name="Grafik1" text:anchor-type="paragraph" svg:x="-0.76cm" svg:y="0.12cm" svg:width="18.45cm" svg:height="6.683cm" draw:z-index="0"><draw:image xlink:href="Pictures/10000201000003F2000001330839BB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4T16:15:00.96</dc:date>
    <dc:creator>Malte </dc:creator>
    <meta:editing-duration>P1DT16H30M33S</meta:editing-duration>
    <meta:editing-cycles>336</meta:editing-cycles>
    <meta:document-statistic meta:table-count="0" meta:image-count="1" meta:object-count="0" meta:page-count="1" meta:paragraph-count="2" meta:word-count="4" meta:character-count="34" meta:non-whitespace-character-count="32"/>
  </office:meta>
</office:document-meta>
</file>